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8B000000EC76BF3ED4F044E9A9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448cm" svg:height="6.242cm" svg:x="2.262cm" svg:y="2.216cm">
          <draw:image xlink:href="Pictures/100002000000018B000000EC76BF3ED4F044E9A9.gif" xlink:type="simple" xlink:show="embed" xlink:actuate="onLoad" loext:mime-type="image/gif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0-16T12:48:57.729000000</dc:date>
    <dc:creator>John Goettsche</dc:creator>
    <meta:editing-duration>PT6M1S</meta:editing-duration>
    <meta:editing-cycles>3</meta:editing-cycles>
    <meta:generator>LibreOffice/6.3.2.2$Windows_X86_64 LibreOffice_project/98b30e735bda24bc04ab42594c85f7fd8be07b9c</meta:generator>
    <meta:document-statistic meta:object-count="1"/>
  </office:meta>
</office:document-meta>
</file>